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rpetua" svg:font-family="Perpetua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6264in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.6264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1.6264in"/>
        </style:tab-stops>
      </style:paragraph-properties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line-height="150%">
        <style:tab-stops>
          <style:tab-stop style:position="1.6264in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line-height="150%">
        <style:tab-stops>
          <style:tab-stop style:position="1.6264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6264in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paragraph-rsid="00170093"/>
    </style:style>
    <style:style style:name="P10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paragraph-rsid="001c899b"/>
    </style:style>
    <style:style style:name="P11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paragraph-rsid="001de35c"/>
    </style:style>
    <style:style style:name="P12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paragraph-rsid="0021e44b"/>
    </style:style>
    <style:style style:name="P13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paragraph-rsid="0023bd6f"/>
    </style:style>
    <style:style style:name="P14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rsid="001c899b" officeooo:paragraph-rsid="001c899b"/>
    </style:style>
    <style:style style:name="P15" style:family="paragraph" style:parent-style-name="Standard">
      <style:paragraph-properties>
        <style:tab-stops>
          <style:tab-stop style:position="0.8091in"/>
          <style:tab-stop style:position="1.6264in"/>
        </style:tab-stops>
      </style:paragraph-properties>
      <style:text-properties officeooo:rsid="001de35c" officeooo:paragraph-rsid="001de35c"/>
    </style:style>
    <style:style style:name="P16" style:family="paragraph" style:parent-style-name="Standard">
      <style:paragraph-properties fo:margin-left="0.1201in" fo:margin-right="0in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style:font-name="Perpetu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.1201in" fo:margin-right="0in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fo:font-size="18pt" officeooo:paragraph-rsid="000f7ac9" style:font-size-asian="18pt" style:font-size-complex="18pt"/>
    </style:style>
    <style:style style:name="P18" style:family="paragraph" style:parent-style-name="Standard">
      <style:paragraph-properties fo:margin-left="0.1201in" fo:margin-right="0in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fo:font-size="12pt" officeooo:paragraph-rsid="000f7ac9" style:font-size-asian="10.5pt" style:font-size-complex="12pt"/>
    </style:style>
    <style:style style:name="P19" style:family="paragraph" style:parent-style-name="Standard" style:master-page-name="">
      <style:paragraph-properties style:page-number="auto" fo:break-before="page">
        <style:tab-stops>
          <style:tab-stop style:position="0.8091in"/>
          <style:tab-stop style:position="1.6264in"/>
        </style:tab-stops>
      </style:paragraph-properties>
      <style:text-properties officeooo:paragraph-rsid="00170093"/>
    </style:style>
    <style:style style:name="P20" style:family="paragraph" style:parent-style-name="WP_5f_Normal">
      <style:paragraph-properties fo:margin-left="2.8925in" fo:margin-right="0in" fo:margin-top="0.1665in" fo:margin-bottom="0in" style:contextual-spacing="false" fo:text-align="center" style:justify-single-word="false" fo:text-indent="0in" style:auto-text-indent="false">
        <style:tab-stops>
          <style:tab-stop style:position="1.6264in"/>
        </style:tab-stops>
      </style:paragraph-properties>
      <style:text-properties style:font-name="Times" fo:font-weight="normal" officeooo:paragraph-rsid="000f7ac9" style:font-weight-asian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7ac9"/>
    </style:style>
    <style:style style:name="T5" style:family="text">
      <style:text-properties fo:font-style="italic" style:font-style-asian="italic" style:font-weight-complex="normal"/>
    </style:style>
    <style:style style:name="T6" style:family="text">
      <style:text-properties style:font-name="Perpetua" fo:font-weight="bold" officeooo:rsid="0010bd86" style:font-weight-asian="bold" style:font-weight-complex="bold"/>
    </style:style>
    <style:style style:name="T7" style:family="text">
      <style:text-properties style:font-name="Perpetua" fo:font-weight="bold" officeooo:rsid="000f7ac9" style:font-weight-asian="bold" style:font-weight-complex="bold"/>
    </style:style>
    <style:style style:name="T8" style:family="text">
      <style:text-properties officeooo:rsid="0015df0e"/>
    </style:style>
    <style:style style:name="T9" style:family="text">
      <style:text-properties officeooo:rsid="00170093"/>
    </style:style>
    <style:style style:name="T10" style:family="text">
      <style:text-properties officeooo:rsid="001c899b"/>
    </style:style>
    <style:style style:name="T11" style:family="text">
      <style:text-properties officeooo:rsid="001de35c"/>
    </style:style>
    <style:style style:name="T12" style:family="text">
      <style:text-properties officeooo:rsid="001e453f"/>
    </style:style>
    <style:style style:name="T13" style:family="text">
      <style:text-properties officeooo:rsid="001f8b16"/>
    </style:style>
    <style:style style:name="T14" style:family="text">
      <style:text-properties officeooo:rsid="0020657b"/>
    </style:style>
    <style:style style:name="T15" style:family="text">
      <style:text-properties officeooo:rsid="0021e44b"/>
    </style:style>
    <style:style style:name="T16" style:family="text">
      <style:text-properties officeooo:rsid="0023bd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IPT courses at SMWare</text:p>
      <text:p text:style-name="P18"/>
      <text:p text:style-name="P17"><text:span text:style-name="T6">Современный </text:span><text:span text:style-name="T7">C++: </text:span><text:span text:style-name="T6">конкретное и обобщенное программирование</text:span></text:p>
      <text:p text:style-name="P20"><text:span text:style-name="T5">C makes it easy to shoot yourself in the foot; C++ makes it harder, but when you do, it blows away your whole leg – Bjarne Stroustrup</text:span></text:p>
      <text:p text:style-name="P1">Основная информация</text:p>
      <text:p text:style-name="P2"/>
      <text:p text:style-name="P5">Продолжительность: <text:tab/>09.201<text:span text:style-name="T4">6</text:span> – 05.201<text:span text:style-name="T4">7</text:span> (2 семестра)</text:p>
      <text:p text:style-name="P5">Преподаватель: <text:tab/>Владимиров Константин Игоревич</text:p>
      <text:p text:style-name="P6"><text:span text:style-name="T1">Email:<text:tab/></text:span><text:a xlink:type="simple" xlink:href="mailto:konstantin.vladimirov@gmail.com"><text:span text:style-name="T2">konstantin.vladimirov@gmail.com</text:span></text:a><text:span text:style-name="T1"> </text:span></text:p>
      <text:p text:style-name="P4">Телефон: <text:tab/>+7-903-842-27-55</text:p>
      <text:p text:style-name="P4">Материалы курса: <text:s/><text:tab/><text:a xlink:type="simple" xlink:href="https://sourceforge.net/projects/cpp-lects-rus/files/">https://sourceforge.net/projects/cpp-lects-rus/files/</text:a></text:p>
      <text:p text:style-name="P2"><text:span text:style-name="T3"><text:line-break/>Программа курса</text:span></text:p>
      <text:p text:style-name="P2"/>
      <text:p text:style-name="P3">Часть 1. Основания C++</text:p>
      <text:p text:style-name="P3"/>
      <text:p text:style-name="P3">Лекция 1.<text:tab/>Основные языковые конструкции в C и C++</text:p>
      <text:p text:style-name="P3">Лекция 2.<text:tab/>Введение в стандарт языка C++</text:p>
      <text:p text:style-name="P3">Лекция 3.<text:tab/>Массивы, указатели, ссылки</text:p>
      <text:p text:style-name="P3">Лекция 4.<text:tab/>Переход от приемов C к приемам C++ </text:p>
      <text:p text:style-name="P3">Лекция 5.<text:tab/>Шаблоны функций</text:p>
      <text:p text:style-name="P3">Лекция 6.<text:tab/>Вывод типов в C++14 </text:p>
      <text:p text:style-name="P3"/>
      <text:p text:style-name="P3">Часть 2. Объектно-ориентированное программирование</text:p>
      <text:p text:style-name="P3"/>
      <text:p text:style-name="P3">Лекция 7.<text:tab/>Инкапсуляция, конкретные классы</text:p>
      <text:p text:style-name="P3">Лекция 8.<text:tab/>Переопределение операторов</text:p>
      <text:p text:style-name="P3">Лекция 9.<text:tab/>RAII, семантика копирования и присваивания</text:p>
      <text:p text:style-name="P3">Лекция 10.<text:tab/>Rvalue ссылки и семантика перемещения в C++14</text:p>
      <text:p text:style-name="P3">Лекция 11.<text:tab/>Полиморфизм и наследование интерфейса</text:p>
      <text:p text:style-name="P3">Лекция 12.<text:tab/>Наследование реализации</text:p>
      <text:p text:style-name="P3">Лекция 13.<text:tab/><text:span text:style-name="T8">Множественное наследование и RTTI</text:span></text:p>
      <text:p text:style-name="P3">Лекция 14.<text:tab/>Принципы ООП и паттерны проектирования </text:p>
      <text:p text:style-name="P3"/>
      <text:p text:style-name="P3">Часть 3. Обобщенное программирование </text:p>
      <text:p text:style-name="P3"/>
      <text:p text:style-name="P3">Лекция 15.<text:tab/>Шаблоны классов, часть 1: Специализация </text:p>
      <text:p text:style-name="P3">Лекция 16.<text:tab/>Шаблоны классов, часть 2: <text:span text:style-name="T9">Шаблоны и ООП</text:span> </text:p>
      <text:p text:style-name="P3">Лекция 17.<text:tab/>Вариабельные шаблоны в C++14 </text:p>
      <text:p text:style-name="P3">Лекция 18.<text:tab/>Лямбда-выражения в C++14, <text:span text:style-name="T11">часть 1</text:span></text:p>
      <text:p text:style-name="P11">Лекция 1<text:span text:style-name="T11">9</text:span>.<text:tab/>Лямбда-выражения в C++14, <text:span text:style-name="T11">часть 2</text:span></text:p>
      <text:p text:style-name="P3">Лекция <text:span text:style-name="T11">20</text:span>.<text:tab/>Шаблоны классов, часть <text:span text:style-name="T9">3</text:span>: SFINAE </text:p>
      <text:p text:style-name="P3">Лекция 2<text:span text:style-name="T11">1</text:span>.<text:tab/>Метапрограммирование на шаблонах </text:p>
      <text:p text:style-name="P3">Лекция 2<text:span text:style-name="T11">2</text:span>.<text:tab/>Вычисления времени компиляции <text:span text:style-name="T14">(constexpr)</text:span> в C++14</text:p>
      <text:p text:style-name="P3"/>
      <text:p text:style-name="P19">Часть 4. <text:span text:style-name="T9">Исключения и с</text:span>тандартная библиотека</text:p>
      <text:p text:style-name="P3"/>
      <text:p text:style-name="P3">Лекция 2<text:span text:style-name="T13">3</text:span>.<text:tab/>Исключения, часть 1: Генерация и обработка, <text:span text:style-name="T9">безопасность исключений</text:span></text:p>
      <text:p text:style-name="P3">Лекция 2<text:span text:style-name="T13">4</text:span>.<text:tab/>Исключения, часть <text:span text:style-name="T9">2</text:span>: PImpl, тонкие вопросы</text:p>
      <text:p text:style-name="P9">Лекция 2<text:span text:style-name="T13">5. Строки</text:span></text:p>
      <text:p text:style-name="P3">Лекция 2<text:span text:style-name="T13">6</text:span>.<text:tab/>Последовательные контейнеры </text:p>
      <text:p text:style-name="P3">Лекция 2<text:span text:style-name="T13">7</text:span>.<text:tab/>Итераторы</text:p>
      <text:p text:style-name="P3">Лекция 2<text:span text:style-name="T13">8</text:span>.<text:tab/>Ассоциативные контейнеры </text:p>
      <text:p text:style-name="P3">Лекция 2<text:span text:style-name="T13">9</text:span>.<text:tab/>Ввод и вывод </text:p>
      <text:p text:style-name="P3">Лекция <text:span text:style-name="T13">30</text:span>.<text:tab/>Алгоритмы, часть 1: Немодифицирующие алгоритмы</text:p>
      <text:p text:style-name="P3">Лекция 3<text:span text:style-name="T13">1</text:span>.<text:tab/>Алгоритмы, часть 2: Модифицирующие алгоритмы</text:p>
      <text:p text:style-name="P12">Лекция 3<text:span text:style-name="T13">2</text:span>.<text:tab/><text:span text:style-name="T15">Умные указатели</text:span></text:p>
      <text:p text:style-name="P13">Лекция 3<text:span text:style-name="T16">3</text:span>.<text:tab/><text:span text:style-name="T16">Аллокаторы</text:span></text:p>
      <text:p text:style-name="P3">Лекция 3<text:span text:style-name="T16">4</text:span>.<text:tab/>Многопоточность в C++14 </text:p>
      <text:p text:style-name="P3">Лекция 3<text:span text:style-name="T16">5</text:span>.<text:tab/>Расширения стандартной библиотеки в C++14</text:p>
      <text:p text:style-name="P15">Лекция 3<text:span text:style-name="T16">6</text:span>. Концепты в современном C++ <text:span text:style-name="T12">(проект C++17)</text:span></text:p>
      <text:p text:style-name="P3"/>
      <text:p text:style-name="P1">Формирование оценки</text:p>
      <text:p text:style-name="P2"/>
      <text:p text:style-name="P10">Итоговый экзамен: <text:span text:style-name="T10">10</text:span>0% итоговой оценки </text:p>
      <text:p text:style-name="P14">Из них до 40% можно набрать тестами</text:p>
      <text:p text:style-name="P14">И до 60% домашними задания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erpetua" svg:font-family="Perpetua"/>
    <style:font-face style:name="Geneva" svg:font-family="Geneva" style:font-pitch="variable"/>
    <style:font-face style:name="Monaco" svg:font-family="Monaco" style:font-pitch="variable"/>
    <style:font-face style:name="Times" svg:font-family="Times" style:font-pitch="variable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WP_5f_WP_20_Defaults" style:display-name="WP_WP Defaults" style:family="paragraph">
      <style:paragraph-properties fo:orphans="2" fo:widows="2"/>
      <style:text-properties style:use-window-font-color="true" style:font-name="Geneva" fo:font-family="Geneva" style:font-pitch="variable" fo:font-size="12pt" fo:language="en" fo:country="US" style:font-name-asian="Arial" style:font-family-asian="Arial" style:font-family-generic-asian="swiss" style:font-pitch-asian="variable" style:font-size-asian="12pt" style:font-name-complex="New York" style:font-family-complex="'New York', 'Times New Roman'" style:font-family-generic-complex="roman" style:font-pitch-complex="variable" style:font-size-complex="10pt" style:language-complex="ar" style:country-complex="SA"/>
    </style:style>
    <style:style style:name="WP_5f_Normal" style:display-name="WP_Normal" style:family="paragraph" style:parent-style-name="WP_5f_WP_20_Defaults">
      <style:text-properties style:font-name="Monaco" fo:font-family="Monaco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0:21:03</meta:creation-date>
    <meta:generator>LibreOffice/4.2.8.2$Linux_X86_64 LibreOffice_project/420m0$Build-2</meta:generator>
    <dc:date>2016-09-06T17:55:55.402316538</dc:date>
    <meta:editing-duration>PT4H13M26S</meta:editing-duration>
    <meta:editing-cycles>67</meta:editing-cycles>
    <meta:print-date>2015-09-03T10:20:37</meta:print-date>
    <meta:document-statistic meta:table-count="0" meta:image-count="0" meta:object-count="0" meta:page-count="2" meta:paragraph-count="54" meta:word-count="315" meta:character-count="2282" meta:non-whitespace-character-count="1998"/>
  </office:meta>
</office:document-meta>
</file>